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" svg:font-family="San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65in"/>
    </style:style>
    <style:style style:name="co2" style:family="table-column">
      <style:table-column-properties fo:break-before="auto" style:column-width="2.7882in"/>
    </style:style>
    <style:style style:name="co3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0.9189in"/>
    </style:style>
    <style:style style:name="co5" style:family="table-column">
      <style:table-column-properties fo:break-before="auto" style:column-width="0.8402in"/>
    </style:style>
    <style:style style:name="co6" style:family="table-column">
      <style:table-column-properties fo:break-before="auto" style:column-width="0.7173in"/>
    </style:style>
    <style:style style:name="co7" style:family="table-column">
      <style:table-column-properties fo:break-before="auto" style:column-width="0.711in"/>
    </style:style>
    <style:style style:name="co8" style:family="table-column">
      <style:table-column-properties fo:break-before="auto" style:column-width="0.9075in"/>
    </style:style>
    <style:style style:name="co9" style:family="table-column">
      <style:table-column-properties fo:break-before="auto" style:column-width="3.0665in"/>
    </style:style>
    <style:style style:name="co10" style:family="table-column">
      <style:table-column-properties fo:break-before="auto" style:column-width="2.3957in"/>
    </style:style>
    <style:style style:name="co11" style:family="table-column">
      <style:table-column-properties fo:break-before="auto" style:column-width="2.4626in"/>
    </style:style>
    <style:style style:name="ro1" style:family="table-row">
      <style:table-row-properties style:row-height="0.2602in" fo:break-before="auto" style:use-optimal-row-height="fals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ta1" style:family="table" style:master-page-name="PageStyle_5f_Actions">
      <style:table-properties table:display="true" style:writing-mode="lr-tb"/>
    </style:style>
    <style:style style:name="ta2" style:family="table" style:master-page-name="PageStyle_5f_Animations">
      <style:table-properties table:display="true" style:writing-mode="lr-tb"/>
    </style:style>
    <style:style style:name="ta3" style:family="table" style:master-page-name="PageStyle_5f_Applications">
      <style:table-properties table:display="true" style:writing-mode="lr-tb"/>
    </style:style>
    <style:style style:name="ta4" style:family="table" style:master-page-name="PageStyle_5f_Categories">
      <style:table-properties table:display="true" style:writing-mode="lr-tb"/>
    </style:style>
    <style:style style:name="ta5" style:family="table" style:master-page-name="PageStyle_5f_Devices">
      <style:table-properties table:display="true" style:writing-mode="lr-tb"/>
    </style:style>
    <style:style style:name="ta6" style:family="table" style:master-page-name="PageStyle_5f_Emblems">
      <style:table-properties table:display="true" style:writing-mode="lr-tb"/>
    </style:style>
    <style:style style:name="ta7" style:family="table" style:master-page-name="PageStyle_5f_Emotes">
      <style:table-properties table:display="true" style:writing-mode="lr-tb"/>
    </style:style>
    <style:style style:name="ta8" style:family="table" style:master-page-name="PageStyle_5f_International">
      <style:table-properties table:display="true" style:writing-mode="lr-tb"/>
    </style:style>
    <style:style style:name="ta9" style:family="table" style:master-page-name="PageStyle_5f_MimeTypes">
      <style:table-properties table:display="true" style:writing-mode="lr-tb"/>
    </style:style>
    <style:style style:name="ta10" style:family="table" style:master-page-name="PageStyle_5f_Places">
      <style:table-properties table:display="true" style:writing-mode="lr-tb"/>
    </style:style>
    <style:style style:name="ta11" style:family="table" style:master-page-name="PageStyle_5f_Status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Sans" fo:font-size="12pt" fo:font-style="normal" fo:text-shadow="none" style:text-underline-style="none" fo:font-weight="bold" style:font-size-asian="12pt" style:font-style-asian="normal" style:font-weight-asian="bold" style:font-name-complex="Sans" style:font-size-complex="12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Action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2" table:default-cell-style-name="ce2"/>
        <table:table-column table:style-name="co7" table:number-columns-repeated="247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*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number-columns-repeated="251"/>
        </table:table-row>
        <table:table-row table:style-name="ro2">
          <table:table-cell office:value-type="string">
            <text:p>about</text:p>
          </table:table-cell>
          <table:table-cell office:value-type="string">
            <text:p>help-about-kde</text:p>
          </table:table-cell>
          <table:table-cell/>
          <table:table-cell office:value-type="string">
            <text:p>OK</text:p>
          </table:table-cell>
          <table:table-cell office:value-type="string">
            <text:p>KDE Only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address-book-new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exit</text:p>
          </table:table-cell>
          <table:table-cell office:value-type="string">
            <text:p>application-exi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appointment</text:p>
          </table:table-cell>
          <table:table-cell office:value-type="string">
            <text:p>appointment-new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bookmark_add</text:p>
          </table:table-cell>
          <table:table-cell office:value-type="string">
            <text:p>bookmark-new</text:p>
          </table:table-cell>
          <table:table-cell/>
          <table:table-cell office:value-type="string">
            <text:p>OK</text:p>
          </table:table-cell>
          <table:table-cell office:value-type="string">
            <text:p>Tango</text:p>
          </table:table-cell>
          <table:table-cell table:number-columns-repeated="251"/>
        </table:table-row>
        <table:table-row table:style-name="ro2">
          <table:table-cell office:value-type="string">
            <text:p>identity</text:p>
          </table:table-cell>
          <table:table-cell office:value-type="string">
            <text:p>contact-new</text:p>
          </table:table-cell>
          <table:table-cell/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identity</text:p>
          </table:table-cell>
          <table:table-cell table:number-columns-repeated="249"/>
        </table:table-row>
        <table:table-row table:style-name="ro2">
          <table:table-cell office:value-type="string">
            <text:p>button_cancel</text:p>
          </table:table-cell>
          <table:table-cell office:value-type="string">
            <text:p>dialog-cancel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fileclose</text:p>
          </table:table-cell>
          <table:table-cell office:value-type="string">
            <text:p>dialog-close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dialog-ok</text:p>
          </table:table-cell>
          <table:table-cell/>
          <table:table-cell office:value-type="string">
            <text:p>OK</text:p>
          </table:table-cell>
          <table:table-cell office:value-type="string">
            <text:p>new</text:p>
          </table:table-cell>
          <table:table-cell table:number-columns-repeated="251"/>
        </table:table-row>
        <table:table-row table:style-name="ro2">
          <table:table-cell office:value-type="string">
            <text:p>apply</text:p>
          </table:table-cell>
          <table:table-cell office:value-type="string">
            <text:p>dialog-apply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filenew</text:p>
          </table:table-cell>
          <table:table-cell office:value-type="string">
            <text:p>document-new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fileopen</text:p>
          </table:table-cell>
          <table:table-cell office:value-type="string">
            <text:p>document-open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document-open-recen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pagesetup</text:p>
          </table:table-cell>
          <table:table-cell office:value-type="string">
            <text:p>document-page-setup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fileprint</text:p>
          </table:table-cell>
          <table:table-cell office:value-type="string">
            <text:p>document-prin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filequickprint</text:p>
          </table:table-cell>
          <table:table-cell office:value-type="string">
            <text:p>document-print-preview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document-properties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revert</text:p>
          </table:table-cell>
          <table:table-cell office:value-type="string">
            <text:p>document-rever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filesave</text:p>
          </table:table-cell>
          <table:table-cell office:value-type="string">
            <text:p>document-save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filesaveas</text:p>
          </table:table-cell>
          <table:table-cell office:value-type="string">
            <text:p>document-save-as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editclear</text:p>
          </table:table-cell>
          <table:table-cell office:value-type="string">
            <text:p>edit-clear</text:p>
          </table:table-cell>
          <table:table-cell/>
          <table:table-cell office:value-type="string">
            <text:p>OK</text:p>
          </table:table-cell>
          <table:table-cell office:value-type="string">
            <text:p>Tango</text:p>
          </table:table-cell>
          <table:table-cell table:number-columns-repeated="251"/>
        </table:table-row>
        <table:table-row table:style-name="ro2">
          <table:table-cell office:value-type="string">
            <text:p>editcopy</text:p>
          </table:table-cell>
          <table:table-cell office:value-type="string">
            <text:p>edit-copy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editcut</text:p>
          </table:table-cell>
          <table:table-cell office:value-type="string">
            <text:p>edit-cu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editdelete</text:p>
          </table:table-cell>
          <table:table-cell office:value-type="string">
            <text:p>edit-delete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find</text:p>
          </table:table-cell>
          <table:table-cell office:value-type="string">
            <text:p>edit-find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edit-find-replace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editpaste</text:p>
          </table:table-cell>
          <table:table-cell office:value-type="string">
            <text:p>edit-paste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redo</text:p>
          </table:table-cell>
          <table:table-cell office:value-type="string">
            <text:p>edit-redo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edit-select-all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undo</text:p>
          </table:table-cell>
          <table:table-cell office:value-type="string">
            <text:p>edit-undo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folder_new</text:p>
          </table:table-cell>
          <table:table-cell office:value-type="string">
            <text:p>folder-new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unindent</text:p>
          </table:table-cell>
          <table:table-cell office:value-type="string">
            <text:p>format-indent-less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indent</text:p>
          </table:table-cell>
          <table:table-cell office:value-type="string">
            <text:p>format-indent-more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text_center</text:p>
          </table:table-cell>
          <table:table-cell office:value-type="string">
            <text:p>format-justify-center</text:p>
          </table:table-cell>
          <table:table-cell/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text-center</text:p>
          </table:table-cell>
          <table:table-cell table:number-columns-repeated="249"/>
        </table:table-row>
        <table:table-row table:style-name="ro2">
          <table:table-cell office:value-type="string">
            <text:p>text_block</text:p>
          </table:table-cell>
          <table:table-cell office:value-type="string">
            <text:p>format-justify-fill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text_left</text:p>
          </table:table-cell>
          <table:table-cell office:value-type="string">
            <text:p>format-justify-left</text:p>
          </table:table-cell>
          <table:table-cell/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text-left</text:p>
          </table:table-cell>
          <table:table-cell table:number-columns-repeated="249"/>
        </table:table-row>
        <table:table-row table:style-name="ro2">
          <table:table-cell office:value-type="string">
            <text:p>text_right</text:p>
          </table:table-cell>
          <table:table-cell office:value-type="string">
            <text:p>format-justify-right</text:p>
          </table:table-cell>
          <table:table-cell/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text-right</text:p>
          </table:table-cell>
          <table:table-cell table:number-columns-repeated="249"/>
        </table:table-row>
        <table:table-row table:style-name="ro2">
          <table:table-cell office:value-type="string">
            <text:p>text_bold</text:p>
          </table:table-cell>
          <table:table-cell office:value-type="string">
            <text:p>format-text-bold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format-text-direction-ltr</text:p>
          </table:table-cell>
          <table:table-cell table:number-columns-repeated="2"/>
          <table:table-cell office:value-type="string">
            <text:p>FD.o-CVS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format-text-direction-rtl</text:p>
          </table:table-cell>
          <table:table-cell table:number-columns-repeated="2"/>
          <table:table-cell office:value-type="string">
            <text:p>FD.o-CVS</text:p>
          </table:table-cell>
          <table:table-cell table:number-columns-repeated="251"/>
        </table:table-row>
        <table:table-row table:style-name="ro2">
          <table:table-cell office:value-type="string">
            <text:p>text_italic</text:p>
          </table:table-cell>
          <table:table-cell office:value-type="string">
            <text:p>format-text-italic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text_strike</text:p>
          </table:table-cell>
          <table:table-cell office:value-type="string">
            <text:p>format-text-strikethrough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text_under</text:p>
          </table:table-cell>
          <table:table-cell office:value-type="string">
            <text:p>format-text-underline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bottom</text:p>
          </table:table-cell>
          <table:table-cell office:value-type="string">
            <text:p>go-bottom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down</text:p>
          </table:table-cell>
          <table:table-cell office:value-type="string">
            <text:p>go-down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start</text:p>
          </table:table-cell>
          <table:table-cell office:value-type="string">
            <text:p>go-firs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gohome</text:p>
          </table:table-cell>
          <table:table-cell office:value-type="string">
            <text:p>go-home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go-jump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" office:value-type="string">
            <text:p>rename</text:p>
          </table:table-cell>
          <table:table-cell table:number-columns-repeated="249"/>
        </table:table-row>
        <table:table-row table:style-name="ro2">
          <table:table-cell office:value-type="string">
            <text:p>finish</text:p>
          </table:table-cell>
          <table:table-cell office:value-type="string">
            <text:p>go-las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forward</text:p>
          </table:table-cell>
          <table:table-cell office:value-type="string">
            <text:p>go-nex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back</text:p>
          </table:table-cell>
          <table:table-cell office:value-type="string">
            <text:p>go-previous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top</text:p>
          </table:table-cell>
          <table:table-cell office:value-type="string">
            <text:p>go-top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up</text:p>
          </table:table-cell>
          <table:table-cell office:value-type="string">
            <text:p>go-up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help-about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apps/help_index</text:p>
          </table:table-cell>
          <table:table-cell office:value-type="string">
            <text:p>help-contents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help-faq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insert-image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insert-link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insert-object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insert-text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add</text:p>
          </table:table-cell>
          <table:table-cell office:value-type="string">
            <text:p>list-add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remove</text:p>
          </table:table-cell>
          <table:table-cell office:value-type="string">
            <text:p>list-remove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mail_forward</text:p>
          </table:table-cell>
          <table:table-cell office:value-type="string">
            <text:p>mail-forward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mail-mark-important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mail_spam</text:p>
          </table:table-cell>
          <table:table-cell office:value-type="string">
            <text:p>mail-mark-junk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mail-mark-not-junk</text:p>
          </table:table-cell>
          <table:table-cell/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mail-ham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mail-mark-read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mail-mark-unread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mail_new</text:p>
          </table:table-cell>
          <table:table-cell office:value-type="string">
            <text:p>mail-message-new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mail_replyall</text:p>
          </table:table-cell>
          <table:table-cell office:value-type="string">
            <text:p>mail-reply-all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mail_reply</text:p>
          </table:table-cell>
          <table:table-cell office:value-type="string">
            <text:p>mail-reply-sender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mail_send</text:p>
          </table:table-cell>
          <table:table-cell office:value-type="string">
            <text:p>mail-send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mail-send-receive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player_eject</text:p>
          </table:table-cell>
          <table:table-cell office:value-type="string">
            <text:p>media-ejec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player_pause</text:p>
          </table:table-cell>
          <table:table-cell office:value-type="string">
            <text:p>media-playback-pause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player_play</text:p>
          </table:table-cell>
          <table:table-cell office:value-type="string">
            <text:p>media-playback-star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player_stop</text:p>
          </table:table-cell>
          <table:table-cell office:value-type="string">
            <text:p>media-playback-stop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player_record</text:p>
          </table:table-cell>
          <table:table-cell office:value-type="string">
            <text:p>media-record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player_rew</text:p>
          </table:table-cell>
          <table:table-cell office:value-type="string">
            <text:p>media-seek-backward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player_fwd</text:p>
          </table:table-cell>
          <table:table-cell office:value-type="string">
            <text:p>media-seek-forward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player_start</text:p>
          </table:table-cell>
          <table:table-cell office:value-type="string">
            <text:p>media-skip-backward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player_end</text:p>
          </table:table-cell>
          <table:table-cell office:value-type="string">
            <text:p>media-skip-forward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object-flip-horizontal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object-flip-vertical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rotate_ccw</text:p>
          </table:table-cell>
          <table:table-cell office:value-type="string">
            <text:p>object-rotate-lef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rotate_cw</text:p>
          </table:table-cell>
          <table:table-cell office:value-type="string">
            <text:p>object-rotate-righ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stop</text:p>
          </table:table-cell>
          <table:table-cell office:value-type="string">
            <text:p>process-stop</text:p>
          </table:table-cell>
          <table:table-cell/>
          <table:table-cell office:value-type="string">
            <text:p>OK</text:p>
          </table:table-cell>
          <table:table-cell office:value-type="string">
            <text:p>Tango</text:p>
          </table:table-cell>
          <table:table-cell table:number-columns-repeated="251"/>
        </table:table-row>
        <table:table-row table:style-name="ro2">
          <table:table-cell office:value-type="string">
            <text:p>lock</text:p>
          </table:table-cell>
          <table:table-cell office:value-type="string">
            <text:p>system-lock-screen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exit</text:p>
          </table:table-cell>
          <table:table-cell office:value-type="string">
            <text:p>system-log-ou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run</text:p>
          </table:table-cell>
          <table:table-cell office:value-type="string">
            <text:p>system-run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search</text:p>
          </table:table-cell>
          <table:table-cell office:value-type="string">
            <text:p>system-search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tab_breakoff</text:p>
          </table:table-cell>
          <table:table-cell office:value-type="string">
            <text:p>tab-detach</text:p>
          </table:table-cell>
          <table:table-cell/>
          <table:table-cell office:value-type="string">
            <text:p>-&gt;</text:p>
          </table:table-cell>
          <table:table-cell office:value-type="string">
            <text:p>new</text:p>
          </table:table-cell>
          <table:table-cell office:value-type="string">
            <text:p>rename</text:p>
          </table:table-cell>
          <table:table-cell office:value-type="string">
            <text:p>tab-breakoff</text:p>
          </table:table-cell>
          <table:table-cell table:number-columns-repeated="249"/>
        </table:table-row>
        <table:table-row table:style-name="ro2">
          <table:table-cell office:value-type="string">
            <text:p>tab_duplicate</text:p>
          </table:table-cell>
          <table:table-cell office:value-type="string">
            <text:p>tab-duplicate</text:p>
          </table:table-cell>
          <table:table-cell/>
          <table:table-cell office:value-type="string">
            <text:p>OK</text:p>
          </table:table-cell>
          <table:table-cell office:value-type="string">
            <text:p>new</text:p>
          </table:table-cell>
          <table:table-cell table:number-columns-repeated="251"/>
        </table:table-row>
        <table:table-row table:style-name="ro2">
          <table:table-cell office:value-type="string">
            <text:p>tab_move_left</text:p>
          </table:table-cell>
          <table:table-cell office:value-type="string">
            <text:p>tab-move-left</text:p>
          </table:table-cell>
          <table:table-cell table:number-columns-repeated="2"/>
          <table:table-cell office:value-type="string">
            <text:p>new</text:p>
          </table:table-cell>
          <table:table-cell table:number-columns-repeated="251"/>
        </table:table-row>
        <table:table-row table:style-name="ro2">
          <table:table-cell office:value-type="string">
            <text:p>tab_move_right</text:p>
          </table:table-cell>
          <table:table-cell office:value-type="string">
            <text:p>tab-move-right</text:p>
          </table:table-cell>
          <table:table-cell table:number-columns-repeated="2"/>
          <table:table-cell office:value-type="string">
            <text:p>new</text:p>
          </table:table-cell>
          <table:table-cell table:number-columns-repeated="251"/>
        </table:table-row>
        <table:table-row table:style-name="ro2">
          <table:table-cell office:value-type="string">
            <text:p>tab_new</text:p>
          </table:table-cell>
          <table:table-cell office:value-type="string">
            <text:p>tab-new</text:p>
          </table:table-cell>
          <table:table-cell/>
          <table:table-cell office:value-type="string">
            <text:p>-&gt;</text:p>
          </table:table-cell>
          <table:table-cell office:value-type="string">
            <text:p>Tango</text:p>
          </table:table-cell>
          <table:table-cell office:value-type="string">
            <text:p>rename</text:p>
          </table:table-cell>
          <table:table-cell office:value-type="string">
            <text:p>tab-new-raised</text:p>
          </table:table-cell>
          <table:table-cell table:number-columns-repeated="249"/>
        </table:table-row>
        <table:table-row table:style-name="ro2">
          <table:table-cell office:value-type="string">
            <text:p>tab_new_bg</text:p>
          </table:table-cell>
          <table:table-cell office:value-type="string">
            <text:p>tab-new-background</text:p>
          </table:table-cell>
          <table:table-cell/>
          <table:table-cell office:value-type="string">
            <text:p>-&gt;</text:p>
          </table:table-cell>
          <table:table-cell office:value-type="string">
            <text:p>new</text:p>
          </table:table-cell>
          <table:table-cell office:value-type="string">
            <text:p>rename</text:p>
          </table:table-cell>
          <table:table-cell office:value-type="string">
            <text:p>tab-new</text:p>
          </table:table-cell>
          <table:table-cell table:number-columns-repeated="249"/>
        </table:table-row>
        <table:table-row table:style-name="ro2">
          <table:table-cell office:value-type="string">
            <text:p>tab_remove</text:p>
          </table:table-cell>
          <table:table-cell office:value-type="string">
            <text:p>tab-remove</text:p>
          </table:table-cell>
          <table:table-cell/>
          <table:table-cell office:value-type="string">
            <text:p>OK</text:p>
          </table:table-cell>
          <table:table-cell office:value-type="string">
            <text:p>new</text:p>
          </table:table-cell>
          <table:table-cell table:number-columns-repeated="251"/>
        </table:table-row>
        <table:table-row table:style-name="ro2">
          <table:table-cell office:value-type="string">
            <text:p>tab_remove_other</text:p>
          </table:table-cell>
          <table:table-cell office:value-type="string">
            <text:p>tab-remove-other</text:p>
          </table:table-cell>
          <table:table-cell table:number-columns-repeated="2"/>
          <table:table-cell office:value-type="string">
            <text:p>new</text:p>
          </table:table-cell>
          <table:table-cell table:number-columns-repeated="251"/>
        </table:table-row>
        <table:table-row table:style-name="ro2">
          <table:table-cell office:value-type="string">
            <text:p>spellcheck</text:p>
          </table:table-cell>
          <table:table-cell office:value-type="string">
            <text:p>tools-check-spelling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add_user</text:p>
          </table:table-cell>
          <table:table-cell office:value-type="string">
            <text:p>user-add</text:p>
          </table:table-cell>
          <table:table-cell/>
          <table:table-cell office:value-type="string">
            <text:p>-&gt;</text:p>
          </table:table-cell>
          <table:table-cell office:value-type="string">
            <text:p>new</text:p>
          </table:table-cell>
          <table:table-cell office:value-type="string">
            <text:p>rename</text:p>
          </table:table-cell>
          <table:table-cell office:value-type="string">
            <text:p>add-user</text:p>
          </table:table-cell>
          <table:table-cell table:number-columns-repeated="249"/>
        </table:table-row>
        <table:table-row table:style-name="ro2">
          <table:table-cell office:value-type="string">
            <text:p>delets_user</text:p>
          </table:table-cell>
          <table:table-cell office:value-type="string">
            <text:p>user-delete</text:p>
          </table:table-cell>
          <table:table-cell/>
          <table:table-cell office:value-type="string">
            <text:p>-&gt;</text:p>
          </table:table-cell>
          <table:table-cell office:value-type="string">
            <text:p>new</text:p>
          </table:table-cell>
          <table:table-cell office:value-type="string">
            <text:p>rename</text:p>
          </table:table-cell>
          <table:table-cell office:value-type="string">
            <text:p>delete-user</text:p>
          </table:table-cell>
          <table:table-cell table:number-columns-repeated="249"/>
        </table:table-row>
        <table:table-row table:style-name="ro2">
          <table:table-cell office:value-type="string">
            <text:p>edit_user</text:p>
          </table:table-cell>
          <table:table-cell office:value-type="string">
            <text:p>user-edit</text:p>
          </table:table-cell>
          <table:table-cell/>
          <table:table-cell office:value-type="string">
            <text:p>-&gt;</text:p>
          </table:table-cell>
          <table:table-cell office:value-type="string">
            <text:p>new</text:p>
          </table:table-cell>
          <table:table-cell office:value-type="string">
            <text:p>rename</text:p>
          </table:table-cell>
          <table:table-cell office:value-type="string">
            <text:p>edit-user</text:p>
          </table:table-cell>
          <table:table-cell table:number-columns-repeated="249"/>
        </table:table-row>
        <table:table-row table:style-name="ro2">
          <table:table-cell office:value-type="string">
            <text:p>view_fit_height</text:p>
          </table:table-cell>
          <table:table-cell office:value-type="string">
            <text:p>view-fit-height</text:p>
          </table:table-cell>
          <table:table-cell table:number-columns-repeated="2"/>
          <table:table-cell office:value-type="string">
            <text:p>new</text:p>
          </table:table-cell>
          <table:table-cell table:number-columns-repeated="251"/>
        </table:table-row>
        <table:table-row table:style-name="ro2">
          <table:table-cell office:value-type="string">
            <text:p>view_fit_width</text:p>
          </table:table-cell>
          <table:table-cell office:value-type="string">
            <text:p>view-fit-width</text:p>
          </table:table-cell>
          <table:table-cell table:number-columns-repeated="2"/>
          <table:table-cell office:value-type="string">
            <text:p>new</text:p>
          </table:table-cell>
          <table:table-cell table:number-columns-repeated="251"/>
        </table:table-row>
        <table:table-row table:style-name="ro2">
          <table:table-cell office:value-type="string">
            <text:p>view_fit_window</text:p>
          </table:table-cell>
          <table:table-cell office:value-type="string">
            <text:p>view-fit-window</text:p>
          </table:table-cell>
          <table:table-cell table:number-columns-repeated="2"/>
          <table:table-cell office:value-type="string">
            <text:p>new</text:p>
          </table:table-cell>
          <table:table-cell table:number-columns-repeated="251"/>
        </table:table-row>
        <table:table-row table:style-name="ro2">
          <table:table-cell office:value-type="string">
            <text:p>window_fullscreen</text:p>
          </table:table-cell>
          <table:table-cell office:value-type="string">
            <text:p>view-fullscreen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next</text:p>
          </table:table-cell>
          <table:table-cell office:value-type="string">
            <text:p>view-next</text:p>
          </table:table-cell>
          <table:table-cell table:number-columns-repeated="2"/>
          <table:table-cell office:value-type="string">
            <text:p>new</text:p>
          </table:table-cell>
          <table:table-cell table:number-columns-repeated="251"/>
        </table:table-row>
        <table:table-row table:style-name="ro2">
          <table:table-cell office:value-type="string">
            <text:p>previous</text:p>
          </table:table-cell>
          <table:table-cell office:value-type="string">
            <text:p>view-previous</text:p>
          </table:table-cell>
          <table:table-cell table:number-columns-repeated="2"/>
          <table:table-cell office:value-type="string">
            <text:p>new</text:p>
          </table:table-cell>
          <table:table-cell table:number-columns-repeated="251"/>
        </table:table-row>
        <table:table-row table:style-name="ro2">
          <table:table-cell office:value-type="string">
            <text:p>reload</text:p>
          </table:table-cell>
          <table:table-cell office:value-type="string">
            <text:p>view-refresh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window_nofullscreen</text:p>
          </table:table-cell>
          <table:table-cell office:value-type="string">
            <text:p>view-restore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sort_incr</text:p>
          </table:table-cell>
          <table:table-cell office:value-type="string">
            <text:p>view-sort-ascending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sort_decrease</text:p>
          </table:table-cell>
          <table:table-cell office:value-type="string">
            <text:p>view-sort-descending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window-close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window_new</text:p>
          </table:table-cell>
          <table:table-cell office:value-type="string">
            <text:p>window-new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viewmagfit</text:p>
          </table:table-cell>
          <table:table-cell office:value-type="string">
            <text:p>zoom-best-fi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viewmag+</text:p>
          </table:table-cell>
          <table:table-cell office:value-type="string">
            <text:p>zoom-in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viewmag1</text:p>
          </table:table-cell>
          <table:table-cell office:value-type="string">
            <text:p>zoom-original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viewmag-</text:p>
          </table:table-cell>
          <table:table-cell office:value-type="string">
            <text:p>zoom-out</text:p>
          </table:table-cell>
          <table:table-cell/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1day</text:p>
          </table:table-cell>
          <table:table-cell table:number-columns-repeated="2"/>
          <table:table-cell office:value-type="string">
            <text:p>OK</text:p>
          </table:table-cell>
          <table:table-cell table:number-columns-repeated="252"/>
        </table:table-row>
        <table:table-row table:style-name="ro2">
          <table:table-cell office:value-type="string">
            <text:p>5days</text:p>
          </table:table-cell>
          <table:table-cell table:number-columns-repeated="2"/>
          <table:table-cell office:value-type="string">
            <text:p>OK</text:p>
          </table:table-cell>
          <table:table-cell table:number-columns-repeated="252"/>
        </table:table-row>
        <table:table-row table:style-name="ro2">
          <table:table-cell office:value-type="string">
            <text:p>7days</text:p>
          </table:table-cell>
          <table:table-cell table:number-columns-repeated="2"/>
          <table:table-cell office:value-type="string">
            <text:p>OK</text:p>
          </table:table-cell>
          <table:table-cell table:number-columns-repeated="252"/>
        </table:table-row>
        <table:table-row table:style-name="ro2">
          <table:table-cell office:value-type="string">
            <text:p>centrejust</text:p>
          </table:table-cell>
          <table:table-cell table:number-columns-repeated="2"/>
          <table:table-cell office:value-type="string">
            <text:p>-&gt;</text:p>
          </table:table-cell>
          <table:table-cell/>
          <table:table-cell office:value-type="string">
            <text:p>remove</text:p>
          </table:table-cell>
          <table:table-cell table:number-columns-repeated="250"/>
        </table:table-row>
        <table:table-row table:style-name="ro2" table:number-rows-repeated="6541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nimations" table:style-name="ta2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2" table:default-cell-style-name="ce2"/>
        <table:table-column table:style-name="co7" table:number-columns-repeated="248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number-columns-repeated="252"/>
        </table:table-row>
        <table:table-row table:style-name="ro2">
          <table:table-cell office:value-type="string">
            <text:p>kde</text:p>
          </table:table-cell>
          <table:table-cell office:value-type="string">
            <text:p>process-working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 table:number-rows-repeated="6553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pplications" table:style-name="ta3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8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number-columns-repeated="249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style-name="ce1"/>
          <table:table-cell table:number-columns-repeated="251"/>
        </table:table-row>
        <table:table-row table:style-name="ro2">
          <table:table-cell office:value-type="string">
            <text:p>kcalc</text:p>
          </table:table-cell>
          <table:table-cell office:value-type="string">
            <text:p>accessories-calculator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kcalc</text:p>
          </table:table-cell>
          <table:table-cell table:number-columns-repeated="250"/>
        </table:table-row>
        <table:table-row table:style-name="ro2">
          <table:table-cell office:value-type="string">
            <text:p>kcharselect</text:p>
          </table:table-cell>
          <table:table-cell office:value-type="string">
            <text:p>accessories-character-map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kdict</text:p>
          </table:table-cell>
          <table:table-cell office:value-type="string">
            <text:p>accessories-dictionary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kwrite</text:p>
          </table:table-cell>
          <table:table-cell office:value-type="string">
            <text:p>accessories-text-editor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kwrite</text:p>
          </table:table-cell>
          <table:table-cell table:number-columns-repeated="250"/>
        </table:table-row>
        <table:table-row table:style-name="ro2">
          <table:table-cell office:value-type="string">
            <text:p>khelpcenter</text:p>
          </table:table-cell>
          <table:table-cell office:value-type="string">
            <text:p>help-browser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khelpcenter</text:p>
          </table:table-cell>
          <table:table-cell table:number-columns-repeated="250"/>
        </table:table-row>
        <table:table-row table:style-name="ro2">
          <table:table-cell office:value-type="string">
            <text:p>kmix</text:p>
          </table:table-cell>
          <table:table-cell office:value-type="string">
            <text:p>multimedia-volume-control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access</text:p>
          </table:table-cell>
          <table:table-cell office:value-type="string">
            <text:p>preferences-desktop-accessibility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fonts</text:p>
          </table:table-cell>
          <table:table-cell office:value-type="string">
            <text:p>preferences-desktop-fon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keyboard</text:p>
          </table:table-cell>
          <table:table-cell office:value-type="string">
            <text:p>preferences-desktop-keyboard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locale</text:p>
          </table:table-cell>
          <table:table-cell office:value-type="string">
            <text:p>preferences-desktop-local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multimedia</text:p>
          </table:table-cell>
          <table:table-cell office:value-type="string">
            <text:p>preferences-desktop-multimedia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kscreensaver</text:p>
          </table:table-cell>
          <table:table-cell office:value-type="string">
            <text:p>preferences-desktop-screensaver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kthememgr</text:p>
          </table:table-cell>
          <table:table-cell office:value-type="string">
            <text:p>preferences-desktop-them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background</text:p>
          </table:table-cell>
          <table:table-cell office:value-type="string">
            <text:p>preferences-desktop-wallpaper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kfm</text:p>
          </table:table-cell>
          <table:table-cell office:value-type="string">
            <text:p>system-file-manager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system-software-updat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ksysguard</text:p>
          </table:table-cell>
          <table:table-cell office:value-type="string">
            <text:p>utilities-system-monitor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konsole</text:p>
          </table:table-cell>
          <table:table-cell office:value-type="string">
            <text:p>utilities-terminal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konsole</text:p>
          </table:table-cell>
          <table:table-cell table:number-columns-repeated="250"/>
        </table:table-row>
        <table:table-row table:style-name="ro2">
          <table:table-cell office:value-type="string">
            <text:p>kfm_home</text:p>
          </table:table-cell>
          <table:table-cell table:number-columns-repeated="3"/>
          <table:table-cell office:value-type="string">
            <text:p>use</text:p>
          </table:table-cell>
          <table:table-cell office:value-type="string">
            <text:p>actions-go-home</text:p>
          </table:table-cell>
          <table:table-cell table:number-columns-repeated="250"/>
        </table:table-row>
        <table:table-row table:style-name="ro2" table:number-rows-repeated="6551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tegories" table:style-name="ta4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7" table:number-columns-repeated="250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number-columns-repeated="252"/>
        </table:table-row>
        <table:table-row table:style-name="ro2">
          <table:table-cell office:value-type="string">
            <text:p>package_applications</text:p>
          </table:table-cell>
          <table:table-cell office:value-type="string">
            <text:p>applications</text:p>
          </table:table-cell>
          <table:table-cell/>
          <table:table-cell office:value-type="string">
            <text:p>KDE only</text:p>
          </table:table-cell>
          <table:table-cell office:value-type="string">
            <text:p>link to</text:p>
          </table:table-cell>
          <table:table-cell office:value-type="string">
            <text:p>applications-other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applications-accessories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package_development</text:p>
          </table:table-cell>
          <table:table-cell office:value-type="string">
            <text:p>applications-development</text:p>
          </table:table-cell>
          <table:table-cell/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-package_development</text:p>
          </table:table-cell>
          <table:table-cell table:number-columns-repeated="250"/>
        </table:table-row>
        <table:table-row table:style-name="ro2">
          <table:table-cell office:value-type="string">
            <text:p>package_editors</text:p>
          </table:table-cell>
          <table:table-cell table:number-columns-repeated="255"/>
        </table:table-row>
        <table:table-row table:style-name="ro2">
          <table:table-cell office:value-type="string">
            <text:p>package_edutainment</text:p>
          </table:table-cell>
          <table:table-cell office:value-type="string">
            <text:p>applications-education</text:p>
          </table:table-cell>
          <table:table-cell/>
          <table:table-cell office:value-type="string">
            <text:p>new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applications-engineering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package_favourite</text:p>
          </table:table-cell>
          <table:table-cell table:number-columns-repeated="255"/>
        </table:table-row>
        <table:table-row table:style-name="ro2">
          <table:table-cell office:value-type="string">
            <text:p>package_games</text:p>
          </table:table-cell>
          <table:table-cell office:value-type="string">
            <text:p>applications-games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package_games_arcade</text:p>
          </table:table-cell>
          <table:table-cell table:number-columns-repeated="255"/>
        </table:table-row>
        <table:table-row table:style-name="ro2">
          <table:table-cell office:value-type="string">
            <text:p>package_games_board</text:p>
          </table:table-cell>
          <table:table-cell table:number-columns-repeated="255"/>
        </table:table-row>
        <table:table-row table:style-name="ro2">
          <table:table-cell office:value-type="string">
            <text:p>package_games_card</text:p>
          </table:table-cell>
          <table:table-cell table:number-columns-repeated="255"/>
        </table:table-row>
        <table:table-row table:style-name="ro2">
          <table:table-cell office:value-type="string">
            <text:p>package_games_strategy</text:p>
          </table:table-cell>
          <table:table-cell table:number-columns-repeated="255"/>
        </table:table-row>
        <table:table-row table:style-name="ro2">
          <table:table-cell office:value-type="string">
            <text:p>package_graphics</text:p>
          </table:table-cell>
          <table:table-cell office:value-type="string">
            <text:p>applications-graphics</text:p>
          </table:table-cell>
          <table:table-cell/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-package_graphics</text:p>
          </table:table-cell>
          <table:table-cell table:number-columns-repeated="250"/>
        </table:table-row>
        <table:table-row table:style-name="ro2">
          <table:table-cell office:value-type="string">
            <text:p>package_network</text:p>
          </table:table-cell>
          <table:table-cell office:value-type="string">
            <text:p>applications-internet</text:p>
          </table:table-cell>
          <table:table-cell/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-package_network</text:p>
          </table:table-cell>
          <table:table-cell table:number-columns-repeated="250"/>
        </table:table-row>
        <table:table-row table:style-name="ro2">
          <table:table-cell office:value-type="string">
            <text:p>package_multimedia</text:p>
          </table:table-cell>
          <table:table-cell office:value-type="string">
            <text:p>applications-multimedia</text:p>
          </table:table-cell>
          <table:table-cell/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package_multimedia</text:p>
          </table:table-cell>
          <table:table-cell table:number-columns-repeated="250"/>
        </table:table-row>
        <table:table-row table:style-name="ro2">
          <table:table-cell office:value-type="string">
            <text:p>package_wordprocessing</text:p>
          </table:table-cell>
          <table:table-cell office:value-type="string">
            <text:p>applications-offic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package</text:p>
          </table:table-cell>
          <table:table-cell office:value-type="string">
            <text:p>applications-other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applications-scienc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package_system</text:p>
          </table:table-cell>
          <table:table-cell office:value-type="string">
            <text:p>applications-system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package_toys</text:p>
          </table:table-cell>
          <table:table-cell table:number-columns-repeated="255"/>
        </table:table-row>
        <table:table-row table:style-name="ro2">
          <table:table-cell office:value-type="string">
            <text:p>package_utilities</text:p>
          </table:table-cell>
          <table:table-cell office:value-type="string">
            <text:p>applications-utilities</text:p>
          </table:table-cell>
          <table:table-cell/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-package_utilities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references</text:p>
          </table:table-cell>
          <table:table-cell/>
          <table:table-cell office:value-type="string">
            <text:p>KDE only</text:p>
          </table:table-cell>
          <table:table-cell office:value-type="string">
            <text:p>link to</text:p>
          </table:table-cell>
          <table:table-cell office:value-type="string">
            <text:p>preferences-other</text:p>
          </table:table-cell>
          <table:table-cell table:number-columns-repeated="250"/>
        </table:table-row>
        <table:table-row table:style-name="ro2">
          <table:table-cell office:value-type="string">
            <text:p>desktop</text:p>
          </table:table-cell>
          <table:table-cell office:value-type="string">
            <text:p>preferences-desktop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input_devices_settings</text:p>
          </table:table-cell>
          <table:table-cell office:value-type="string">
            <text:p>preferences-desktop-peripherals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references-desktop-personal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preferences-other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package_settings</text:p>
          </table:table-cell>
          <table:table-cell office:value-type="string">
            <text:p>preferences-system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kcmsystem</text:p>
          </table:table-cell>
          <table:table-cell office:value-type="string">
            <text:p>preferences-system-network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khelpcenter</text:p>
          </table:table-cell>
          <table:table-cell office:value-type="string">
            <text:p>system-help</text:p>
          </table:table-cell>
          <table:table-cell/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khelpcenter</text:p>
          </table:table-cell>
          <table:table-cell table:number-columns-repeated="250"/>
        </table:table-row>
        <table:table-row table:style-name="ro2" table:number-rows-repeated="6550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5" table:print="false">
        <table:table-column table:style-name="co1" table:default-cell-style-name="ce2"/>
        <table:table-column table:style-name="co9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7" table:number-columns-repeated="250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audio-card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audio-headset</text:p>
          </table:table-cell>
          <table:table-cell office:value-type="string">
            <text:p>OK</text:p>
          </table:table-cell>
          <table:table-cell office:value-type="string">
            <text:p>new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audio-input-line</text:p>
          </table:table-cell>
          <table:table-cell office:value-type="string">
            <text:p>OK</text:p>
          </table:table-cell>
          <table:table-cell office:value-type="string">
            <text:p>new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audio-input-microphone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battery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camera_unmount</text:p>
          </table:table-cell>
          <table:table-cell office:value-type="string">
            <text:p>camera-photo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camera-video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camera-web</text:p>
          </table:table-cell>
          <table:table-cell office:value-type="string">
            <text:p>OK</text:p>
          </table:table-cell>
          <table:table-cell office:value-type="string">
            <text:p>FD.o-CVS</text:p>
          </table:table-cell>
          <table:table-cell table:number-columns-repeated="252"/>
        </table:table-row>
        <table:table-row table:style-name="ro2">
          <table:table-cell office:value-type="string">
            <text:p>system</text:p>
          </table:table-cell>
          <table:table-cell office:value-type="string">
            <text:p>computer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laptop</text:p>
          </table:table-cell>
          <table:table-cell office:value-type="string">
            <text:p>computer-laptop</text:p>
          </table:table-cell>
          <table:table-cell office:value-type="string">
            <text:p>OK</text:p>
          </table:table-cell>
          <table:table-cell office:value-type="string">
            <text:p>new</text:p>
          </table:table-cell>
          <table:table-cell table:number-columns-repeated="252"/>
        </table:table-row>
        <table:table-row table:style-name="ro2">
          <table:table-cell office:value-type="string">
            <text:p>cpu</text:p>
          </table:table-cell>
          <table:table-cell table:style-name="ce3" office:value-type="string">
            <text:p>computer-cpu</text:p>
          </table:table-cell>
          <table:table-cell office:value-type="string">
            <text:p>-&gt;</text:p>
          </table:table-cell>
          <table:table-cell office:value-type="string">
            <text:p>new</text:p>
          </table:table-cell>
          <table:table-cell table:style-name="ce3" office:value-type="string">
            <text:p>rename</text:p>
          </table:table-cell>
          <table:table-cell table:style-name="ce3" office:value-type="string">
            <text:p>cpu</text:p>
          </table:table-cell>
          <table:table-cell table:number-columns-repeated="250"/>
        </table:table-row>
        <table:table-row table:style-name="ro2">
          <table:table-cell office:value-type="string">
            <text:p>memory</text:p>
          </table:table-cell>
          <table:table-cell table:style-name="ce3" office:value-type="string">
            <text:p>computer-memory</text:p>
          </table:table-cell>
          <table:table-cell/>
          <table:table-cell office:value-type="string">
            <text:p>new</text:p>
          </table:table-cell>
          <table:table-cell table:style-name="ce3" office:value-type="string">
            <text:p>rename</text:p>
          </table:table-cell>
          <table:table-cell table:style-name="ce3" office:value-type="string">
            <text:p>memory</text:p>
          </table:table-cell>
          <table:table-cell table:number-columns-repeated="250"/>
        </table:table-row>
        <table:table-row table:style-name="ro2">
          <table:table-cell office:value-type="string">
            <text:p>hdd_unmount</text:p>
          </table:table-cell>
          <table:table-cell office:value-type="string">
            <text:p>drive-harddisk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nfs_unmount</text:p>
          </table:table-cell>
          <table:table-cell office:value-type="string">
            <text:p>drive-remote</text:p>
          </table:table-cell>
          <table:table-cell office:value-type="string">
            <text:p>OK</text:p>
          </table:table-cell>
          <table:table-cell office:value-type="string">
            <text:p>new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drive-optical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drive-removable-media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drive-removable-media-usb</text:p>
          </table:table-cell>
          <table:table-cell office:value-type="string">
            <text:p>OK</text:p>
          </table:table-cell>
          <table:table-cell office:value-type="string">
            <text:p>KDE only</text:p>
          </table:table-cell>
          <table:table-cell table:number-columns-repeated="252"/>
        </table:table-row>
        <table:table-row table:style-name="ro2">
          <table:table-cell office:value-type="string">
            <text:p>usbpendrive_unmount</text:p>
          </table:table-cell>
          <table:table-cell office:value-type="string">
            <text:p>drive-removable-media-usb-pendrive</text:p>
          </table:table-cell>
          <table:table-cell office:value-type="string">
            <text:p>OK</text:p>
          </table:table-cell>
          <table:table-cell office:value-type="string">
            <text:p>KDE only</text:p>
          </table:table-cell>
          <table:table-cell table:number-columns-repeated="252"/>
        </table:table-row>
        <table:table-row table:style-name="ro2">
          <table:table-cell office:value-type="string">
            <text:p>joystick</text:p>
          </table:table-cell>
          <table:table-cell office:value-type="string">
            <text:p>input-gaming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apps/keyboard</text:p>
          </table:table-cell>
          <table:table-cell office:value-type="string">
            <text:p>input-keyboard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mouse</text:p>
          </table:table-cell>
          <table:table-cell office:value-type="string">
            <text:p>input-mouse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tablet</text:p>
          </table:table-cell>
          <table:table-cell office:value-type="string">
            <text:p>input-tablet</text:p>
          </table:table-cell>
          <table:table-cell office:value-type="string">
            <text:p>OK</text:p>
          </table:table-cell>
          <table:table-cell office:value-type="string">
            <text:p>FD.o-CV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edia-flash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compact_flash_unmount</text:p>
          </table:table-cell>
          <table:table-cell table:style-name="ce4" office:value-type="string">
            <text:p>media-flash-compact_flash</text:p>
          </table:table-cell>
          <table:table-cell/>
          <table:table-cell office:value-type="string">
            <text:p>old</text:p>
          </table:table-cell>
          <table:table-cell table:number-columns-repeated="252"/>
        </table:table-row>
        <table:table-row table:style-name="ro2">
          <table:table-cell office:value-type="string">
            <text:p>memory_stick_unmount</text:p>
          </table:table-cell>
          <table:table-cell table:style-name="ce4" office:value-type="string">
            <text:p>media-flash-memory_stick</text:p>
          </table:table-cell>
          <table:table-cell office:value-type="string">
            <text:p>-&gt;</text:p>
          </table:table-cell>
          <table:table-cell office:value-type="string">
            <text:p>KDE only</text:p>
          </table:table-cell>
          <table:table-cell table:style-name="ce4" office:value-type="string">
            <text:p>rename</text:p>
          </table:table-cell>
          <table:table-cell table:style-name="ce4" office:value-type="string">
            <text:p>media-flash-memory-stick</text:p>
          </table:table-cell>
          <table:table-cell table:number-columns-repeated="250"/>
        </table:table-row>
        <table:table-row table:style-name="ro2">
          <table:table-cell office:value-type="string">
            <text:p>sd_mmc_unmount</text:p>
          </table:table-cell>
          <table:table-cell table:style-name="ce4" office:value-type="string">
            <text:p>media-flash-sd_mmc</text:p>
          </table:table-cell>
          <table:table-cell office:value-type="string">
            <text:p>-&gt;</text:p>
          </table:table-cell>
          <table:table-cell office:value-type="string">
            <text:p>KDE only</text:p>
          </table:table-cell>
          <table:table-cell table:style-name="ce4" office:value-type="string">
            <text:p>rename</text:p>
          </table:table-cell>
          <table:table-cell table:style-name="ce4" office:value-type="string">
            <text:p>media-flash-sd-mmc</text:p>
          </table:table-cell>
          <table:table-cell table:number-columns-repeated="250"/>
        </table:table-row>
        <table:table-row table:style-name="ro2">
          <table:table-cell office:value-type="string">
            <text:p>smart_media_unmount</text:p>
          </table:table-cell>
          <table:table-cell table:style-name="ce4" office:value-type="string">
            <text:p>media-flash-smart_media</text:p>
          </table:table-cell>
          <table:table-cell office:value-type="string">
            <text:p>-&gt;</text:p>
          </table:table-cell>
          <table:table-cell office:value-type="string">
            <text:p>KDE only</text:p>
          </table:table-cell>
          <table:table-cell table:style-name="ce4" office:value-type="string">
            <text:p>rename</text:p>
          </table:table-cell>
          <table:table-cell table:style-name="ce4" office:value-type="string">
            <text:p>media-flash-smart-media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edia-floppy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3floppy_unmount</text:p>
          </table:table-cell>
          <table:table-cell office:value-type="string">
            <text:p>media-floppy-350</text:p>
          </table:table-cell>
          <table:table-cell/>
          <table:table-cell office:value-type="string">
            <text:p>old</text:p>
          </table:table-cell>
          <table:table-cell table:number-columns-repeated="252"/>
        </table:table-row>
        <table:table-row table:style-name="ro2">
          <table:table-cell office:value-type="string">
            <text:p>5floppy_unmount</text:p>
          </table:table-cell>
          <table:table-cell office:value-type="string">
            <text:p>media-floppy-525</text:p>
          </table:table-cell>
          <table:table-cell/>
          <table:table-cell office:value-type="string">
            <text:p>old</text:p>
          </table:table-cell>
          <table:table-cell table:number-columns-repeated="252"/>
        </table:table-row>
        <table:table-row table:style-name="ro2">
          <table:table-cell office:value-type="string">
            <text:p>mo_unmount</text:p>
          </table:table-cell>
          <table:table-cell office:value-type="string">
            <text:p>media-mo</text:p>
          </table:table-cell>
          <table:table-cell/>
          <table:table-cell office:value-type="string">
            <text:p>old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edia-optical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edia-optical-audio</text:p>
          </table:table-cell>
          <table:table-cell office:value-type="string">
            <text:p>-&gt;</text:p>
          </table:table-cell>
          <table:table-cell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cdrom_unmount</text:p>
          </table:table-cell>
          <table:table-cell office:value-type="string">
            <text:p>media-optical-cd</text:p>
          </table:table-cell>
          <table:table-cell/>
          <table:table-cell office:value-type="string">
            <text:p>old</text:p>
          </table:table-cell>
          <table:table-cell table:number-columns-repeated="252"/>
        </table:table-row>
        <table:table-row table:style-name="ro2">
          <table:table-cell office:value-type="string">
            <text:p>cdaudio_unmount</text:p>
          </table:table-cell>
          <table:table-cell office:value-type="string">
            <text:p>media-optical-cd-audio</text:p>
          </table:table-cell>
          <table:table-cell/>
          <table:table-cell office:value-type="string">
            <text:p>old</text:p>
          </table:table-cell>
          <table:table-cell table:number-columns-repeated="252"/>
        </table:table-row>
        <table:table-row table:style-name="ro2">
          <table:table-cell office:value-type="string">
            <text:p>cdwriter_unmount</text:p>
          </table:table-cell>
          <table:table-cell office:value-type="string">
            <text:p>media-optical-cd-recordable</text:p>
          </table:table-cell>
          <table:table-cell/>
          <table:table-cell office:value-type="string">
            <text:p>old</text:p>
          </table:table-cell>
          <table:table-cell table:number-columns-repeated="252"/>
        </table:table-row>
        <table:table-row table:style-name="ro2">
          <table:table-cell office:value-type="string">
            <text:p>dvd_unmount</text:p>
          </table:table-cell>
          <table:table-cell office:value-type="string">
            <text:p>media-optical-dvd</text:p>
          </table:table-cell>
          <table:table-cell/>
          <table:table-cell office:value-type="string">
            <text:p>old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edia-optical-recordable</text:p>
          </table:table-cell>
          <table:table-cell office:value-type="string">
            <text:p>OK</text:p>
          </table:table-cell>
          <table:table-cell office:value-type="string">
            <text:p>new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edia-tap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zip_unmount</text:p>
          </table:table-cell>
          <table:table-cell office:value-type="string">
            <text:p>media-zip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odem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ultimedia-player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ipod_unmount</text:p>
          </table:table-cell>
          <table:table-cell office:value-type="string">
            <text:p>multimedia-player-apple-ipod</text:p>
          </table:table-cell>
          <table:table-cell office:value-type="string">
            <text:p>OK</text:p>
          </table:table-cell>
          <table:table-cell office:value-type="string">
            <text:p>KDE only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network-wired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places/network-loca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network-wireless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pda_black</text:p>
          </table:table-cell>
          <table:table-cell office:value-type="string">
            <text:p>pda</text:p>
          </table:table-cell>
          <table:table-cell office:value-type="string">
            <text:p>OK</text:p>
          </table:table-cell>
          <table:table-cell office:value-type="string">
            <text:p>FD.o-CVS</text:p>
          </table:table-cell>
          <table:table-cell table:number-columns-repeated="252"/>
        </table:table-row>
        <table:table-row table:style-name="ro2">
          <table:table-cell office:value-type="string">
            <text:p>pda_blue</text:p>
          </table:table-cell>
          <table:table-cell office:value-type="string">
            <text:p>pda-blue</text:p>
          </table:table-cell>
          <table:table-cell/>
          <table:table-cell office:value-type="string">
            <text:p>KDE only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phone</text:p>
          </table:table-cell>
          <table:table-cell office:value-type="string">
            <text:p>OK</text:p>
          </table:table-cell>
          <table:table-cell office:value-type="string">
            <text:p>FD.o-CVS</text:p>
          </table:table-cell>
          <table:table-cell table:number-columns-repeated="252"/>
        </table:table-row>
        <table:table-row table:style-name="ro2">
          <table:table-cell office:value-type="string">
            <text:p>printer1</text:p>
          </table:table-cell>
          <table:table-cell office:value-type="string">
            <text:p>printer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table:number-columns-repeated="2" office:value-type="string">
            <text:p>scanner</text:p>
          </table:table-cell>
          <table:table-cell office:value-type="string">
            <text:p>OK</text:p>
          </table:table-cell>
          <table:table-cell office:value-type="string">
            <text:p>FD.o-CVS</text:p>
          </table:table-cell>
          <table:table-cell table:number-columns-repeated="252"/>
        </table:table-row>
        <table:table-row table:style-name="ro2">
          <table:table-cell office:value-type="string">
            <text:p>apps/display</text:p>
          </table:table-cell>
          <table:table-cell office:value-type="string">
            <text:p>video-display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video-projector</text:p>
          </table:table-cell>
          <table:table-cell office:value-type="string">
            <text:p>OK</text:p>
          </table:table-cell>
          <table:table-cell office:value-type="string">
            <text:p>new</text:p>
          </table:table-cell>
          <table:table-cell table:number-columns-repeated="252"/>
        </table:table-row>
        <table:table-row table:style-name="ro2">
          <table:table-cell office:value-type="string">
            <text:p>tv</text:p>
          </table:table-cell>
          <table:table-cell office:value-type="string">
            <text:p>video-television</text:p>
          </table:table-cell>
          <table:table-cell office:value-type="string">
            <text:p>OK</text:p>
          </table:table-cell>
          <table:table-cell office:value-type="string">
            <text:p>new</text:p>
          </table:table-cell>
          <table:table-cell table:number-columns-repeated="252"/>
        </table:table-row>
        <table:table-row table:style-name="ro2">
          <table:table-cell office:value-type="string">
            <text:p>3floppy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5floppy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camera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cdaudio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cdrom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cdwriter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compact_flash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dvd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hdd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ipod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memory_stick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mo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nfs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print_class</text:p>
          </table:table-cell>
          <table:table-cell table:style-name="ce3" table:number-columns-repeated="3"/>
          <table:table-cell table:style-name="ce3"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print_printer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printer2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sd_mmc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smart_media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usbpendrive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>
          <table:table-cell office:value-type="string">
            <text:p>zip_mount</text:p>
          </table:table-cell>
          <table:table-cell table:number-columns-repeated="3"/>
          <table:table-cell office:value-type="string">
            <text:p>remove</text:p>
          </table:table-cell>
          <table:table-cell table:number-columns-repeated="251"/>
        </table:table-row>
        <table:table-row table:style-name="ro2" table:number-rows-repeated="6546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mblems" table:style-name="ta6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2" table:default-cell-style-name="ce2"/>
        <table:table-column table:style-name="co7" table:number-columns-repeated="248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emblem-defaul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emblem-documents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emblem-downloads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emblem-favorit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emblem-importan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emblem-mail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[cut down a device]</text:p>
          </table:table-cell>
          <table:table-cell office:value-type="string">
            <text:p>emblem-mount</text:p>
          </table:table-cell>
          <table:table-cell office:value-type="string">
            <text:p>OK</text:p>
          </table:table-cell>
          <table:table-cell office:value-type="string">
            <text:p>new</text:p>
          </table:table-cell>
          <table:table-cell office:value-type="string">
            <text:p>resize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emblem-photos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emblem-readonly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emblem-shared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link</text:p>
          </table:table-cell>
          <table:table-cell table:style-name="ce4" office:value-type="string">
            <text:p>emblem-symbolic-link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office:value-type="string">
            <text:p>resize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emblem-synchronized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emblem-system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lockoverlay</text:p>
          </table:table-cell>
          <table:table-cell office:value-type="string">
            <text:p>emblem-unreadabl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 table:number-rows-repeated="6552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motes" table:style-name="ta7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6" table:default-cell-style-name="ce2"/>
        <table:table-column table:style-name="co7" table:number-columns-repeated="243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*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face-angel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face-cool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cry</text:p>
          </table:table-cell>
          <table:table-cell office:value-type="string">
            <text:p>face-crying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face-devilish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embarassed</text:p>
          </table:table-cell>
          <table:table-cell office:value-type="string">
            <text:p>face-embarrassed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kiss</text:p>
          </table:table-cell>
          <table:table-cell office:value-type="string">
            <text:p>face-kiss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face-monkey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face-plain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face-raspberry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sad</text:p>
          </table:table-cell>
          <table:table-cell office:value-type="string">
            <text:p>face-sad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smile</text:p>
          </table:table-cell>
          <table:table-cell office:value-type="string">
            <text:p>face-smile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face-smile-big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face-smirk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face-surprise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>
          <table:table-cell office:value-type="string">
            <text:p>wink</text:p>
          </table:table-cell>
          <table:table-cell office:value-type="string">
            <text:p>face-wink</text:p>
          </table:table-cell>
          <table:table-cell table:number-columns-repeated="2"/>
          <table:table-cell office:value-type="string">
            <text:p>FD.o</text:p>
          </table:table-cell>
          <table:table-cell table:number-columns-repeated="251"/>
        </table:table-row>
        <table:table-row table:style-name="ro2" table:number-rows-repeated="6551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International" table:style-name="ta8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2" table:default-cell-style-name="ce2"/>
        <table:table-column table:style-name="co7" table:number-columns-repeated="248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number-columns-repeated="252"/>
        </table:table-row>
        <table:table-row table:style-name="ro2" table:number-rows-repeated="6553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imeTypes" table:style-name="ta9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11" table:default-cell-style-name="ce2"/>
        <table:table-column table:style-name="co7" table:number-columns-repeated="239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application-certificate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3">
          <table:table-cell office:value-type="string">
            <text:p>filesystem/exec</text:p>
          </table:table-cell>
          <table:table-cell office:value-type="string">
            <text:p>application-x-executable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copy</text:p>
          </table:table-cell>
          <table:table-cell office:value-type="string">
            <text:p>actions/exec</text:p>
          </table:table-cell>
          <table:table-cell table:number-columns-repeated="250"/>
        </table:table-row>
        <table:table-row table:style-name="ro3">
          <table:table-cell office:value-type="string">
            <text:p>sound</text:p>
          </table:table-cell>
          <table:table-cell table:style-name="ce6" office:value-type="string">
            <text:p>audio-x-generic</text:p>
          </table:table-cell>
          <table:table-cell table:style-name="ce7"/>
          <table:table-cell office:value-type="string">
            <text:p>FD.o</text:p>
          </table:table-cell>
          <table:table-cell table:number-columns-repeated="252"/>
        </table:table-row>
        <table:table-row table:style-name="ro3">
          <table:table-cell office:value-type="string">
            <text:p>font</text:p>
          </table:table-cell>
          <table:table-cell office:value-type="string">
            <text:p>font-x-generic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image</text:p>
          </table:table-cell>
          <table:table-cell office:value-type="string">
            <text:p>image-x-generic</text:p>
          </table:table-cell>
          <table:table-cell office:value-type="string">
            <text:p>-&gt;</text:p>
          </table:table-cell>
          <table:table-cell office:value-type="string">
            <text:p>Tango</text:p>
          </table:table-cell>
          <table:table-cell office:value-type="string">
            <text:p>rename</text:p>
          </table:table-cell>
          <table:table-cell office:value-type="string">
            <text:p>image</text:p>
          </table:table-cell>
          <table:table-cell table:number-columns-repeated="250"/>
        </table:table-row>
        <table:table-row table:style-name="ro3">
          <table:table-cell office:value-type="string">
            <text:p>filesystem/blockdevice</text:p>
          </table:table-cell>
          <table:table-cell office:value-type="string">
            <text:p>inode-blockdevic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3">
          <table:table-cell office:value-type="string">
            <text:p>filesystem/chardevice</text:p>
          </table:table-cell>
          <table:table-cell office:value-type="string">
            <text:p>inode-chardevic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3">
          <table:table-cell office:value-type="string">
            <text:p>filesystem/folder</text:p>
          </table:table-cell>
          <table:table-cell office:value-type="string">
            <text:p>inode-directory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copy</text:p>
          </table:table-cell>
          <table:table-cell office:value-type="string">
            <text:p>places/folder</text:p>
          </table:table-cell>
          <table:table-cell table:number-columns-repeated="250"/>
        </table:table-row>
        <table:table-row table:style-name="ro3">
          <table:table-cell office:value-type="string">
            <text:p>folder_home</text:p>
          </table:table-cell>
          <table:table-cell office:value-type="string">
            <text:p>inode-directory-home</text:p>
          </table:table-cell>
          <table:table-cell office:value-type="string">
            <text:p>-&gt;</text:p>
          </table:table-cell>
          <table:table-cell office:value-type="string">
            <text:p>KDE Only</text:p>
          </table:table-cell>
          <table:table-cell office:value-type="string">
            <text:p>copy</text:p>
          </table:table-cell>
          <table:table-cell office:value-type="string">
            <text:p>places/user-home</text:p>
          </table:table-cell>
          <table:table-cell table:number-columns-repeated="250"/>
        </table:table-row>
        <table:table-row table:style-name="ro3">
          <table:table-cell/>
          <table:table-cell office:value-type="string">
            <text:p>inode-fifo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3">
          <table:table-cell/>
          <table:table-cell office:value-type="string">
            <text:p>inode-mount-poin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3">
          <table:table-cell office:value-type="string">
            <text:p>filesystem/socket</text:p>
          </table:table-cell>
          <table:table-cell office:value-type="string">
            <text:p>inode-socke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3">
          <table:table-cell/>
          <table:table-cell office:value-type="string">
            <text:p>inode-symlink</text:p>
          </table:table-cell>
          <table:table-cell/>
          <table:table-cell office:value-type="string">
            <text:p>FD.o</text:p>
          </table:table-cell>
          <table:table-cell/>
          <table:table-cell office:value-type="string">
            <text:p>Can we use an emblem for this?</text:p>
          </table:table-cell>
          <table:table-cell table:number-columns-repeated="250"/>
        </table:table-row>
        <table:table-row table:style-name="ro3">
          <table:table-cell/>
          <table:table-cell office:value-type="string">
            <text:p>package-x-generic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3">
          <table:table-cell office:value-type="string">
            <text:p>html</text:p>
          </table:table-cell>
          <table:table-cell office:value-type="string">
            <text:p>text-html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html</text:p>
          </table:table-cell>
          <table:table-cell table:number-columns-repeated="250"/>
        </table:table-row>
        <table:table-row table:style-name="ro3">
          <table:table-cell office:value-type="string">
            <text:p>ascii</text:p>
          </table:table-cell>
          <table:table-cell office:value-type="string">
            <text:p>text-plain</text:p>
          </table:table-cell>
          <table:table-cell office:value-type="string">
            <text:p>-&gt;</text:p>
          </table:table-cell>
          <table:table-cell office:value-type="string">
            <text:p>IANA</text:p>
          </table:table-cell>
          <table:table-cell office:value-type="string">
            <text:p>rename</text:p>
          </table:table-cell>
          <table:table-cell office:value-type="string">
            <text:p>ascii</text:p>
          </table:table-cell>
          <table:table-cell table:number-columns-repeated="250"/>
        </table:table-row>
        <table:table-row table:style-name="ro3">
          <table:table-cell office:value-type="string">
            <text:p>txt</text:p>
          </table:table-cell>
          <table:table-cell office:value-type="string">
            <text:p>text-x-generic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txt</text:p>
          </table:table-cell>
          <table:table-cell table:number-columns-repeated="250"/>
        </table:table-row>
        <table:table-row table:style-name="ro3">
          <table:table-cell/>
          <table:table-cell office:value-type="string">
            <text:p>text-x-generic-templat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text-x-preview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3">
          <table:table-cell/>
          <table:table-cell office:value-type="string">
            <text:p>text-x-scrip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3">
          <table:table-cell office:value-type="string">
            <text:p>video</text:p>
          </table:table-cell>
          <table:table-cell office:value-type="string">
            <text:p>video-x-generic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video</text:p>
          </table:table-cell>
          <table:table-cell table:number-columns-repeated="250"/>
        </table:table-row>
        <table:table-row table:style-name="ro3">
          <table:table-cell/>
          <table:table-cell office:value-type="string">
            <text:p>x-office-address-book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3">
          <table:table-cell/>
          <table:table-cell office:value-type="string">
            <text:p>x-office-calendar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3">
          <table:table-cell office:value-type="string">
            <text:p>Document2</text:p>
          </table:table-cell>
          <table:table-cell office:value-type="string">
            <text:p>x-office-document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table:style-name="ce5" office:value-type="string">
            <text:p>rename</text:p>
          </table:table-cell>
          <table:table-cell table:style-name="ce5" office:value-type="string">
            <text:p>documen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x-office-document-template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x-office-drawing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x-office-drawing-template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3">
          <table:table-cell/>
          <table:table-cell office:value-type="string">
            <text:p>x-office-presentation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x-office-presentation-template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3">
          <table:table-cell office:value-type="string">
            <text:p>spreadsheet</text:p>
          </table:table-cell>
          <table:table-cell office:value-type="string">
            <text:p>x-office-spreadsheet</text:p>
          </table:table-cell>
          <table:table-cell/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spreadshee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x-office-spreadsheet-template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3">
          <table:table-cell table:style-name="ce5" office:value-type="string">
            <text:p>wordprocessing</text:p>
          </table:table-cell>
          <table:table-cell office:value-type="string">
            <text:p>X-office-wordprocessing</text:p>
          </table:table-cell>
          <table:table-cell table:style-name="Default"/>
          <table:table-cell table:style-name="Default" office:value-type="string">
            <text:p>KDE Only</text:p>
          </table:table-cell>
          <table:table-cell table:style-name="ce5" table:number-columns-repeated="2"/>
          <table:table-cell table:number-columns-repeated="250"/>
        </table:table-row>
        <table:table-row table:style-name="ro2">
          <table:table-cell office:value-type="string">
            <text:p>deb</text:p>
          </table:table-cell>
          <table:table-cell table:number-columns-repeated="255"/>
        </table:table-row>
        <table:table-row table:style-name="ro2">
          <table:table-cell office:value-type="string">
            <text:p>empty</text:p>
          </table:table-cell>
          <table:table-cell table:number-columns-repeated="255"/>
        </table:table-row>
        <table:table-row table:style-name="ro2">
          <table:table-cell office:value-type="string">
            <text:p>font_bitmap</text:p>
          </table:table-cell>
          <table:table-cell table:number-columns-repeated="255"/>
        </table:table-row>
        <table:table-row table:style-name="ro3">
          <table:table-cell office:value-type="string">
            <text:p>font_truetype</text:p>
          </table:table-cell>
          <table:table-cell table:number-columns-repeated="255"/>
        </table:table-row>
        <table:table-row table:style-name="ro2">
          <table:table-cell office:value-type="string">
            <text:p>font_type1</text:p>
          </table:table-cell>
          <table:table-cell table:number-columns-repeated="255"/>
        </table:table-row>
        <table:table-row table:style-name="ro3">
          <table:table-cell office:value-type="string">
            <text:p>mime_ascii</text:p>
          </table:table-cell>
          <table:table-cell table:number-columns-repeated="3"/>
          <table:table-cell office:value-type="string">
            <text:p>use</text:p>
          </table:table-cell>
          <table:table-cell office:value-type="string">
            <text:p>text-plain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table:number-columns-repeated="255"/>
        </table:table-row>
        <table:table-row table:style-name="ro2">
          <table:table-cell office:value-type="string">
            <text:p>rpm</text:p>
          </table:table-cell>
          <table:table-cell table:number-columns-repeated="255"/>
        </table:table-row>
        <table:table-row table:style-name="ro3">
          <table:table-cell office:value-type="string">
            <text:p>shellscript</text:p>
          </table:table-cell>
          <table:table-cell table:number-columns-repeated="255"/>
        </table:table-row>
        <table:table-row table:style-name="ro2">
          <table:table-cell office:value-type="string">
            <text:p>tar</text:p>
          </table:table-cell>
          <table:table-cell table:number-columns-repeated="255"/>
        </table:table-row>
        <table:table-row table:style-name="ro3">
          <table:table-cell office:value-type="string">
            <text:p>targz</text:p>
          </table:table-cell>
          <table:table-cell table:number-columns-repeated="255"/>
        </table:table-row>
        <table:table-row table:style-name="ro2">
          <table:table-cell office:value-type="string">
            <text:p>template_source</text:p>
          </table:table-cell>
          <table:table-cell table:number-columns-repeated="255"/>
        </table:table-row>
        <table:table-row table:style-name="ro3">
          <table:table-cell office:value-type="string">
            <text:p>vcalendar</text:p>
          </table:table-cell>
          <table:table-cell table:number-columns-repeated="255"/>
        </table:table-row>
        <table:table-row table:style-name="ro3">
          <table:table-cell office:value-type="string">
            <text:p>vcard</text:p>
          </table:table-cell>
          <table:table-cell table:number-columns-repeated="255"/>
        </table:table-row>
        <table:table-row table:style-name="ro2">
          <table:table-cell office:value-type="string">
            <text:p>zip</text:p>
          </table:table-cell>
          <table:table-cell table:number-columns-repeated="255"/>
        </table:table-row>
        <table:table-row table:style-name="ro2" table:number-rows-repeated="6548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Places" table:style-name="ta10" table:print="false">
        <table:table-column table:style-name="co10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2" table:default-cell-style-name="ce2"/>
        <table:table-column table:style-name="co7" table:number-columns-repeated="248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number-columns-repeated="252"/>
        </table:table-row>
        <table:table-row table:style-name="ro2">
          <table:table-cell office:value-type="string">
            <text:p>filesystem/folder</text:p>
          </table:table-cell>
          <table:table-cell office:value-type="string">
            <text:p>folder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folder-remot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folder-remote-ftp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folder-remote-nfs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folder-remote-smb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folder-remote-ssh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folder-saved-search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 office:value-type="string">
            <text:p>filesystems/folder_sent_mail</text:p>
          </table:table-cell>
          <table:table-cell office:value-type="string">
            <text:p>mail-folder-sent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ail-inbox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ail-outbox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 office:value-type="string">
            <text:p>*/network</text:p>
          </table:table-cell>
          <table:table-cell office:value-type="string">
            <text:p>network</text:p>
          </table:table-cell>
          <table:table-cell office:value-type="string">
            <text:p>-&gt;</text:p>
          </table:table-cell>
          <table:table-cell office:value-type="string">
            <text:p>KDE Only</text:p>
          </table:table-cell>
          <table:table-cell office:value-type="string">
            <text:p>rename</text:p>
          </table:table-cell>
          <table:table-cell office:value-type="string">
            <text:p>actions/network</text:p>
          </table:table-cell>
          <table:table-cell table:number-columns-repeated="250"/>
        </table:table-row>
        <table:table-row table:style-name="ro2">
          <table:table-cell office:value-type="string">
            <text:p>filesystems/server</text:p>
          </table:table-cell>
          <table:table-cell office:value-type="string">
            <text:p>network-server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filesystems/network_local</text:p>
          </table:table-cell>
          <table:table-cell office:value-type="string">
            <text:p>network-workgroup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network-wir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start-her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apps/kmenu</text:p>
          </table:table-cell>
          <table:table-cell office:value-type="string">
            <text:p>start-here-kde</text:p>
          </table:table-cell>
          <table:table-cell office:value-type="string">
            <text:p>-&gt;</text:p>
          </table:table-cell>
          <table:table-cell office:value-type="string">
            <text:p>KDE Only</text:p>
          </table:table-cell>
          <table:table-cell office:value-type="string">
            <text:p>rename</text:p>
          </table:table-cell>
          <table:table-cell office:value-type="string">
            <text:p>apps/kmenu</text:p>
          </table:table-cell>
          <table:table-cell table:number-columns-repeated="250"/>
        </table:table-row>
        <table:table-row table:style-name="ro2">
          <table:table-cell office:value-type="string">
            <text:p>filesystems/desktop</text:p>
          </table:table-cell>
          <table:table-cell office:value-type="string">
            <text:p>user-desktop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filesystems/folder_home</text:p>
          </table:table-cell>
          <table:table-cell office:value-type="string">
            <text:p>user-home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trashcan_empty</text:p>
          </table:table-cell>
          <table:table-cell office:value-type="string">
            <text:p>user-trash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number-columns-repeated="252"/>
        </table:table-row>
        <table:table-row table:style-name="ro2" table:number-rows-repeated="6551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tatus" table:style-name="ta11" table:print="false">
        <table:table-column table:style-name="co1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2" table:default-cell-style-name="ce2"/>
        <table:table-column table:style-name="co7" table:number-columns-repeated="248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appointment-missed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appointment-soon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audio-volume-high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audio-volume-low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audio-volume-medium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audio-volume-muted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battery-caution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battery-discharging-040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battery-low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battery-discharging-020</text:p>
          </table:table-cell>
          <table:table-cell table:number-columns-repeated="250"/>
        </table:table-row>
        <table:table-row table:style-name="ro2">
          <table:table-cell office:value-type="string">
            <text:p>apps/error</text:p>
          </table:table-cell>
          <table:table-cell office:value-type="string">
            <text:p>dialog-error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dialog-error</text:p>
          </table:table-cell>
          <table:table-cell table:number-columns-repeated="250"/>
        </table:table-row>
        <table:table-row table:style-name="ro2">
          <table:table-cell office:value-type="string">
            <text:p>actions/info</text:p>
          </table:table-cell>
          <table:table-cell office:value-type="string">
            <text:p>dialog-information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dialog-information</text:p>
          </table:table-cell>
          <table:table-cell table:number-columns-repeated="250"/>
        </table:table-row>
        <table:table-row table:style-name="ro2">
          <table:table-cell office:value-type="string">
            <text:p>apps/password</text:p>
          </table:table-cell>
          <table:table-cell office:value-type="string">
            <text:p>dialog-password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passwor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dialog-question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actions/*warning</text:p>
          </table:table-cell>
          <table:table-cell office:value-type="string">
            <text:p>dialog-warning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dialog-warning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folder-drag-accep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filesystems/folder-open</text:p>
          </table:table-cell>
          <table:table-cell office:value-type="string">
            <text:p>folder-open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folder-open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folder-visiting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image-loading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image-missing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ail-attachmen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ail-unread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ail-read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ail-replied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ail-signed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ail-signed-verified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edia-playlist-repea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edia-playlist-shuffl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network-error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actions/connect_established</text:p>
          </table:table-cell>
          <table:table-cell office:value-type="string">
            <text:p>network-idl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actions/connect_no</text:p>
          </table:table-cell>
          <table:table-cell office:value-type="string">
            <text:p>network-offlin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network-receiv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network-transmi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actions/connect_creating</text:p>
          </table:table-cell>
          <table:table-cell office:value-type="string">
            <text:p>network-transmit-receiv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network-wireless-encrypted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network-wireless-high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network-wireless-low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network-wireless-medium</text:p>
          </table:table-cell>
          <table:table-cell/>
          <table:table-cell office:value-type="string">
            <text:p>Tang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printer-error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printer-printing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security-high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security-medium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security-low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software-update-availabl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software-update-urgen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sync-error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sync-synchronizing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task-du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table:style-name="ce4" office:value-type="string">
            <text:p>task-passed-du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user-away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user-idl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user-offlin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user-online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filesystems/trashcan_full</text:p>
          </table:table-cell>
          <table:table-cell office:value-type="string">
            <text:p>user-trash-full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places/user-trash-full</text:p>
          </table:table-cell>
          <table:table-cell table:number-columns-repeated="250"/>
        </table:table-row>
        <table:table-row table:style-name="ro2">
          <table:table-cell office:value-type="string">
            <text:p>[kweather]sunnny</text:p>
          </table:table-cell>
          <table:table-cell office:value-type="string">
            <text:p>weather-clear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[kweather]sunny_night</text:p>
          </table:table-cell>
          <table:table-cell office:value-type="string">
            <text:p>weather-clear-nigh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[kweather]cloudy1</text:p>
          </table:table-cell>
          <table:table-cell table:style-name="ce4" office:value-type="string">
            <text:p>weather-few-clouds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[kweather]cloudy1_night</text:p>
          </table:table-cell>
          <table:table-cell table:style-name="ce4" office:value-type="string">
            <text:p>weather-few-clouds-nigh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[kweather]fog</text:p>
          </table:table-cell>
          <table:table-cell office:value-type="string">
            <text:p>weather-fog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[kweather]fog-night</text:p>
          </table:table-cell>
          <table:table-cell office:value-type="string">
            <text:p>weather-fog-night</text:p>
          </table:table-cell>
          <table:table-cell/>
          <table:table-cell office:value-type="string">
            <text:p>new</text:p>
          </table:table-cell>
          <table:table-cell table:number-columns-repeated="252"/>
        </table:table-row>
        <table:table-row table:style-name="ro2">
          <table:table-cell office:value-type="string">
            <text:p>[kweather]cloudy5</text:p>
          </table:table-cell>
          <table:table-cell office:value-type="string">
            <text:p>weather-overcas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[kweather]</text:p>
          </table:table-cell>
          <table:table-cell table:style-name="ce4" office:value-type="string">
            <text:p>weather-severe-alert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[kweather]cloudy5</text:p>
          </table:table-cell>
          <table:table-cell office:value-type="string">
            <text:p>weather-showers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weather-showers-scattered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[kweather]snow5</text:p>
          </table:table-cell>
          <table:table-cell office:value-type="string">
            <text:p>weather-snow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>
          <table:table-cell office:value-type="string">
            <text:p>[kweather]snow5</text:p>
          </table:table-cell>
          <table:table-cell office:value-type="string">
            <text:p>weather-storm</text:p>
          </table:table-cell>
          <table:table-cell/>
          <table:table-cell office:value-type="string">
            <text:p>FD.o</text:p>
          </table:table-cell>
          <table:table-cell table:number-columns-repeated="252"/>
        </table:table-row>
        <table:table-row table:style-name="ro2" table:number-rows-repeated="65470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target-range-address="MimeTypes.A2:MimeTypes.F49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" svg:font-family="San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/>
      <number:number number:decimal-places="0" number:min-integer-digits="1" number:grouping="true"/>
      <number:text> </number:text>
    </number:currency-style>
    <number:currency-style style:name="N108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number number:decimal-places="0" number:min-integer-digits="1" number:grouping="true"/>
      <number:text> </number:text>
    </number:currency-style>
    <number:currency-style style:name="N109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/>
      <number:number number:decimal-places="2" number:min-integer-digits="1" number:grouping="true"/>
      <number:text> </number:text>
    </number:currency-style>
    <number:currency-style style:name="N111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11P0"/>
    </number:currency-style>
    <number:currency-style style:name="N112P0" style:volatile="true">
      <number:currency-symbol/>
      <number:number number:decimal-places="2" number:min-integer-digits="1" number:grouping="true"/>
      <number:text> </number:text>
    </number:currency-style>
    <number:currency-style style:name="N112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12P0"/>
    </number:currency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9P0" style:volatile="true">
      <number:currency-symbol/>
      <number:number number:decimal-places="0" number:min-integer-digits="1" number:grouping="true"/>
      <number:text> </number:text>
    </number:currency-style>
    <number:currency-style style:name="N119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119P2" style:volatile="true">
      <number:currency-symbol/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 (</number:text>
      <number:number number:decimal-places="2" number:min-integer-digits="1" number:grouping="true"/>
      <number:text>)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6P0" style:volatile="true">
      <number:currency-symbol/>
      <number:number number:decimal-places="2" number:min-integer-digits="1" number:grouping="true"/>
      <number:text> </number:text>
    </number:currency-style>
    <number:currency-style style:name="N126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126P2" style:volatile="true">
      <number:currency-symbol/>
      <number:text>-</number:text>
      <number:number number:decimal-places="0" number:min-integer-digits="0"/>
      <number:text>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style:style style:name="Default" style:family="table-cell">
      <style:table-cell-properties style:rotation-align="none"/>
      <style:text-properties fo:color="#000000" style:font-name="Sans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5in" fo:margin-bottom="0.5in" fo:margin-left="0.5in" fo:margin-right="0.5in" style:first-page-number="continue" style:scale-to="100%" style:writing-mode="lr-tb" style:print="annotations charts drawings grid objects zero-values"/>
      <style:header-style>
        <style:header-footer-properties fo:min-height="0.2957in" fo:margin-left="0.248in" fo:margin-right="0.248in" fo:margin-bottom="0.361in"/>
      </style:header-style>
      <style:footer-style>
        <style:header-footer-properties fo:min-height="0.2957in" fo:margin-left="0.248in" fo:margin-right="0.248in" fo:margin-top="0.361in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9">07/19/2007</text:date>, <text:time>11:4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s" style:display-name="PageStyle_Action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Animations" style:display-name="PageStyle_Animation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Applications" style:display-name="PageStyle_Application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ategories" style:display-name="PageStyle_Categorie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evices" style:display-name="PageStyle_Device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Emblems" style:display-name="PageStyle_Emblem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Emotes" style:display-name="PageStyle_Emote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ernational" style:display-name="PageStyle_Internationa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MimeTypes" style:display-name="PageStyle_MimeType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laces" style:display-name="PageStyle_Place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tatus" style:display-name="PageStyle_Statu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7-18T17:29:05</meta:creation-date>
    <dc:creator>James Tyrer</dc:creator>
    <dc:date>2007-07-19T11:49:30</dc:date>
    <dc:language>en-US</dc:language>
    <meta:editing-cycles>5</meta:editing-cycles>
    <meta:editing-duration>PT21M31S</meta:editing-duration>
    <meta:user-defined meta:name="Info 1"/>
    <meta:user-defined meta:name="Info 2"/>
    <meta:user-defined meta:name="Info 3"/>
    <meta:user-defined meta:name="Info 4"/>
    <meta:document-statistic meta:table-count="11" meta:cell-count="1314"/>
  </office:meta>
</office:document-meta>
</file>